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<text:s/>fun little file for my silly little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9" meta:character-count="46" meta:non-whitespace-character-count="37"/>
    <meta:generator>LibreOfficeDev/6.0.5.2$Linux_X86_64 LibreOffice_project/</meta:generator>
  </office:meta>
</office:document-meta>
</file>